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10"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T182" style:parent-style-name="Absatz-Standardschriftart" style:family="text">
      <style:text-properties fo:font-size="12pt" style:font-size-asian="12pt" style:font-size-complex="12pt" fo:language="en" fo:country="US"/>
    </style:style>
    <style:style style:name="P183" style:parent-style-name="Standard" style:family="paragraph">
      <style:paragraph-properties fo:text-align="justify" fo:margin-top="0.0833in" fo:margin-bottom="0.0416in" fo:line-height="150%"/>
    </style:style>
    <style:style style:name="T184" style:parent-style-name="Absatz-Standardschriftart" style:family="text">
      <style:text-properties fo:language="en" fo:country="US"/>
    </style:style>
    <style:style style:name="P185" style:parent-style-name="Standard" style:family="paragraph">
      <style:paragraph-properties fo:text-align="justify" fo:margin-top="0.0833in" fo:margin-bottom="0.0416in" fo:line-height="150%"/>
    </style:style>
    <style:style style:name="P186" style:parent-style-name="Standard" style:family="paragraph">
      <style:paragraph-properties fo:text-align="justify" fo:margin-top="0.0833in" fo:margin-bottom="0.0416in" fo:line-height="150%"/>
    </style:style>
    <style:style style:name="T187" style:parent-style-name="Absatz-Standardschriftart" style:family="text">
      <style:text-properties fo:color="#C9211E" fo:font-size="12pt" style:font-size-asian="12pt" style:font-size-complex="12pt" fo:language="en" fo:country="US"/>
    </style:style>
    <style:style style:name="T188" style:parent-style-name="Absatz-Standardschriftart" style:family="text">
      <style:text-properties fo:color="#C9211E" fo:font-size="12pt" style:font-size-asian="12pt" style:font-size-complex="12pt" fo:language="en" fo:country="US"/>
    </style:style>
    <style:style style:name="T189" style:parent-style-name="Absatz-Standardschriftart" style:family="text">
      <style:text-properties fo:color="#C9211E" fo:font-size="12pt" style:font-size-asian="12pt" style:font-size-complex="12pt" fo:language="en" fo:country="US"/>
    </style:style>
    <style:style style:name="T190" style:parent-style-name="Absatz-Standardschriftart" style:family="text">
      <style:text-properties fo:color="#000000" fo:font-size="12pt" style:font-size-asian="12pt" style:font-size-complex="12pt" fo:language="de" fo:country="DE"/>
    </style:style>
    <style:style style:name="P191" style:parent-style-name="Standard" style:family="paragraph">
      <style:paragraph-properties fo:text-align="justify" fo:margin-top="0.0833in" fo:margin-bottom="0.0416in" fo:line-height="150%"/>
      <style:text-properties fo:color="#C9211E" fo:language="de" fo:country="DE"/>
    </style:style>
    <style:style style:name="P192" style:parent-style-name="Standard" style:family="paragraph">
      <style:paragraph-properties fo:text-align="justify" fo:margin-top="0.0833in" fo:margin-bottom="0.0416in" fo:line-height="150%"/>
    </style:style>
    <style:style style:name="T193" style:parent-style-name="Absatz-Standardschriftart" style:family="text">
      <style:text-properties fo:color="#000000" fo:font-size="12pt" style:font-size-asian="12pt" style:font-size-complex="12pt" fo:language="de" fo:country="DE"/>
    </style:style>
    <style:style style:name="P194" style:parent-style-name="Standard" style:family="paragraph">
      <style:paragraph-properties fo:text-align="justify" fo:margin-top="0.0833in" fo:margin-bottom="0.0416in" fo:line-height="150%"/>
    </style:style>
    <style:style style:name="T195" style:parent-style-name="Absatz-Standardschriftart" style:family="text">
      <style:text-properties fo:color="#000000" fo:font-size="12pt" style:font-size-asian="12pt" style:font-size-complex="12pt" fo:language="de" fo:country="DE"/>
    </style:style>
    <style:style style:name="P196" style:parent-style-name="Standard" style:family="paragraph">
      <style:paragraph-properties fo:text-align="justify" fo:margin-top="0.0833in" fo:margin-bottom="0.0416in" fo:line-height="150%"/>
      <style:text-properties fo:language="de" fo:country="DE"/>
    </style:style>
    <style:style style:name="P197" style:parent-style-name="Überschrift2" style:family="paragraph">
      <style:text-properties fo:language="de" fo:country="DE"/>
    </style:style>
    <style:style style:name="P198" style:parent-style-name="Standard" style:family="paragraph">
      <style:paragraph-properties fo:margin-top="0.0833in" fo:margin-bottom="0.0416in" fo:line-height="150%"/>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P201" style:parent-style-name="Standard" style:family="paragraph">
      <style:paragraph-properties fo:margin-top="0.0833in" fo:margin-bottom="0.0416in" fo:line-height="150%"/>
      <style:text-properties fo:font-size="12pt" style:font-size-asian="12pt" style:font-size-complex="12pt"/>
    </style:style>
    <style:style style:name="P202" style:parent-style-name="Überschrift2" style:family="paragraph">
      <style:text-properties fo:language="en" fo:country="US"/>
    </style:style>
    <style:style style:name="P203" style:parent-style-name="Standard" style:family="paragraph">
      <style:paragraph-properties fo:margin-top="0.0833in" fo:margin-bottom="0.0416in" fo:line-height="150%"/>
      <style:text-properties fo:font-size="12pt" style:font-size-asian="12pt" style:font-size-complex="12pt" fo:language="en" fo:country="US"/>
    </style:style>
    <style:style style:name="P204" style:parent-style-name="Standard" style:family="paragraph">
      <style:paragraph-properties fo:margin-top="0.0833in" fo:margin-bottom="0.0416in" fo:line-height="150%"/>
      <style:text-properties fo:font-size="12pt" style:font-size-asian="12pt" style:font-size-complex="12pt" fo:language="de" fo:country="DE"/>
    </style:style>
    <style:style style:name="P205" style:parent-style-name="Standard" style:family="paragraph">
      <style:paragraph-properties fo:margin-top="0.0833in" fo:margin-bottom="0.0416in" fo:line-height="150%"/>
      <style:text-properties fo:font-size="12pt" style:font-size-asian="12pt" style:font-size-complex="12pt" fo:language="de" fo:country="DE"/>
    </style:style>
    <style:style style:name="P206" style:parent-style-name="Standard" style:family="paragraph">
      <style:text-properties fo:font-size="12pt" style:font-size-asian="12pt" style:font-size-complex="12pt" fo:language="de" fo:country="DE"/>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P209" style:parent-style-name="Standard" style:family="paragraph">
      <style:paragraph-properties fo:margin-top="0.0833in" fo:margin-bottom="0.0416in" fo:line-height="150%"/>
      <style:text-properties fo:font-size="12pt" style:font-size-asian="12pt" style:font-size-complex="12pt" fo:language="en" fo:country="US"/>
    </style:style>
    <style:style style:name="P210" style:parent-style-name="Standard" style:family="paragraph">
      <style:paragraph-properties fo:margin-top="0.0833in" fo:margin-bottom="0.0416in" fo:line-height="150%"/>
      <style:text-properties fo:font-size="12pt" style:font-size-asian="12pt" style:font-size-complex="12pt"/>
    </style:style>
    <style:style style:name="P211" style:parent-style-name="Standard" style:family="paragraph">
      <style:paragraph-properties fo:margin-top="0.0833in" fo:margin-bottom="0.0416in" fo:line-height="150%"/>
      <style:text-properties fo:font-size="12pt" style:font-size-asian="12pt" style:font-size-complex="12pt"/>
    </style:style>
    <style:style style:name="P21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de" fo:country="DE"/>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P21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style>
    <style:style style:name="T223" style:parent-style-name="Absatz-Standardschriftart" style:family="text">
      <style:text-properties fo:font-size="12pt" style:font-size-asian="12pt" style:font-size-complex="12pt" fo:language="en" fo:country="US"/>
    </style:style>
    <style:style style:name="T224" style:parent-style-name="Absatz-Standardschriftart" style:family="text">
      <style:text-properties fo:font-size="12pt" style:font-size-asian="12pt" style:font-size-complex="12pt" fo:language="de" fo:country="DE"/>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style>
    <style:style style:name="T242" style:parent-style-name="Absatz-Standardschriftart" style:family="text">
      <style:text-properties fo:font-size="12pt" style:font-size-asian="12pt" style:font-size-complex="12pt" fo:language="en" fo:country="US"/>
    </style:style>
    <style:style style:name="T243" style:parent-style-name="Absatz-Standardschriftart" style:family="text">
      <style:text-properties fo:font-size="12pt" style:font-size-asian="12pt" style:font-size-complex="12pt" fo:language="de" fo:country="DE"/>
    </style:style>
    <style:style style:name="T244" style:parent-style-name="Absatz-Standardschriftart" style:family="text">
      <style:text-properties fo:font-size="12pt" style:font-size-asian="12pt" style:font-size-complex="12pt" fo:language="en" fo:country="US"/>
    </style:style>
    <style:style style:name="P24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style>
    <style:style style:name="T250" style:parent-style-name="Absatz-Standardschriftart" style:family="text">
      <style:text-properties fo:font-size="12pt" style:font-size-asian="12pt" style:font-size-complex="12pt" fo:language="en" fo:country="US"/>
    </style:style>
    <style:style style:name="T251" style:parent-style-name="Absatz-Standardschriftart" style:family="text">
      <style:text-properties fo:font-size="12pt" style:font-size-asian="12pt" style:font-size-complex="12pt" fo:language="en" fo:country="US"/>
    </style:style>
    <style:style style:name="T252" style:parent-style-name="Absatz-Standardschriftart" style:family="text">
      <style:text-properties fo:font-size="12pt" style:font-size-asian="12pt" style:font-size-complex="12pt" fo:language="de" fo:country="DE"/>
    </style:style>
    <style:style style:name="T253" style:parent-style-name="Absatz-Standardschriftart" style:family="text">
      <style:text-properties fo:font-size="12pt" style:font-size-asian="12pt" style:font-size-complex="12pt" fo:language="de" fo:country="DE"/>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3"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8" style:parent-style-name="Standard" style:master-page-name="MP8" style:family="paragraph">
      <style:paragraph-properties fo:widows="0" fo:orphans="0" fo:break-before="page" fo:margin-bottom="0in"/>
    </style:style>
    <style:style style:name="T273" style:parent-style-name="Fett" style:family="text">
      <style:text-properties fo:font-weight="bold" style:font-weight-asian="bold" style:font-weight-complex="normal"/>
    </style:style>
    <style:style style:name="P274" style:parent-style-name="Standard" style:family="paragraph">
      <style:paragraph-properties fo:widows="0" fo:orphans="0" fo:text-align="justify" fo:margin-bottom="0in" fo:line-height="150%"/>
      <style:text-properties fo:font-size="12pt" style:font-size-asian="12pt" style:font-size-complex="12pt"/>
    </style:style>
    <style:style style:name="P275" style:parent-style-name="Standard" style:family="paragraph">
      <style:paragraph-properties fo:widows="0" fo:orphans="0" fo:margin-bottom="0in"/>
    </style:style>
    <style:style style:name="P276" style:parent-style-name="Standard" style:family="paragraph">
      <style:paragraph-properties fo:widows="0" fo:orphans="0" fo:text-align="justify" fo:margin-bottom="0in"/>
    </style:style>
    <style:style style:name="P277" style:parent-style-name="Standard" style:family="paragraph">
      <style:paragraph-properties fo:widows="0" fo:orphans="0" fo:margin-bottom="0in"/>
    </style:style>
    <style:style style:name="P278" style:parent-style-name="Listenabsatz" style:list-style-name="LFO29" style:family="paragraph">
      <style:paragraph-properties fo:widows="0" fo:orphans="0" fo:margin-bottom="0in"/>
      <style:text-properties fo:language="de" fo:country="DE"/>
    </style:style>
    <style:style style:name="P279" style:parent-style-name="Listenabsatz" style:list-style-name="LFO29" style:family="paragraph">
      <style:paragraph-properties fo:widows="0" fo:orphans="0" fo:margin-bottom="0in"/>
      <style:text-properties fo:language="de" fo:country="DE"/>
    </style:style>
    <style:style style:name="P280" style:parent-style-name="Listenabsatz" style:list-style-name="LFO29" style:family="paragraph">
      <style:paragraph-properties fo:widows="0" fo:orphans="0" fo:margin-bottom="0in"/>
      <style:text-properties fo:language="de" fo:country="DE"/>
    </style:style>
    <style:style style:name="P281" style:parent-style-name="Listenabsatz" style:family="paragraph">
      <style:paragraph-properties fo:widows="0" fo:orphans="0" fo:margin-bottom="0in"/>
      <style:text-properties fo:language="de" fo:country="DE"/>
    </style:style>
    <style:style style:name="P282" style:parent-style-name="Standard" style:family="paragraph">
      <style:paragraph-properties fo:widows="0" fo:orphans="0" fo:text-align="justify" fo:margin-bottom="0in"/>
      <style:text-properties fo:language="en" fo:country="US"/>
    </style:style>
    <style:style style:name="P283" style:parent-style-name="Standard" style:family="paragraph">
      <style:paragraph-properties fo:widows="0" fo:orphans="0" fo:text-align="justify" fo:margin-bottom="0in"/>
      <style:text-properties fo:language="en" fo:country="US"/>
    </style:style>
    <style:style style:name="P284" style:parent-style-name="Standard" style:family="paragraph">
      <style:paragraph-properties fo:widows="0" fo:orphans="0" fo:text-align="justify" fo:margin-bottom="0in"/>
    </style:style>
    <style:style style:name="T285" style:parent-style-name="Absatz-Standardschriftart" style:family="text">
      <style:text-properties fo:font-weight="bold" style:font-weight-asian="bold"/>
    </style:style>
    <style:style style:name="P286" style:parent-style-name="Standard" style:family="paragraph">
      <style:paragraph-properties fo:widows="0" fo:orphans="0" fo:text-align="justify" fo:margin-bottom="0in"/>
    </style:style>
    <style:style style:name="P287" style:parent-style-name="Listenabsatz" style:list-style-name="LFO29" style:family="paragraph">
      <style:paragraph-properties fo:widows="0" fo:orphans="0" fo:margin-bottom="0in"/>
      <style:text-properties fo:language="de" fo:country="DE"/>
    </style:style>
    <style:style style:name="P288" style:parent-style-name="Listenabsatz" style:list-style-name="LFO29" style:family="paragraph">
      <style:paragraph-properties fo:widows="0" fo:orphans="0" fo:margin-bottom="0in"/>
      <style:text-properties fo:language="de" fo:country="DE"/>
    </style:style>
    <style:style style:name="P289" style:parent-style-name="Listenabsatz" style:list-style-name="LFO29" style:family="paragraph">
      <style:paragraph-properties fo:widows="0" fo:orphans="0" fo:margin-bottom="0in"/>
      <style:text-properties fo:language="de" fo:country="DE"/>
    </style:style>
    <style:style style:name="P290" style:parent-style-name="Listenabsatz" style:list-style-name="LFO29" style:family="paragraph">
      <style:paragraph-properties fo:widows="0" fo:orphans="0" fo:margin-bottom="0in"/>
      <style:text-properties fo:language="de" fo:country="DE"/>
    </style:style>
    <style:style style:name="P291" style:parent-style-name="Listenabsatz" style:list-style-name="LFO29" style:family="paragraph">
      <style:paragraph-properties fo:widows="0" fo:orphans="0" fo:margin-bottom="0in"/>
      <style:text-properties fo:language="de" fo:country="DE"/>
    </style:style>
    <style:style style:name="P292" style:parent-style-name="Listenabsatz" style:list-style-name="LFO29" style:family="paragraph">
      <style:paragraph-properties fo:widows="0" fo:orphans="0" fo:margin-bottom="0in"/>
      <style:text-properties fo:language="de" fo:country="DE"/>
    </style:style>
    <style:style style:name="P293" style:parent-style-name="Listenabsatz" style:list-style-name="LFO29" style:family="paragraph">
      <style:paragraph-properties fo:widows="0" fo:orphans="0" fo:margin-bottom="0in"/>
      <style:text-properties fo:language="de" fo:country="DE"/>
    </style:style>
    <style:style style:name="P294" style:parent-style-name="Listenabsatz" style:list-style-name="LFO29" style:family="paragraph">
      <style:paragraph-properties fo:widows="0" fo:orphans="0" fo:margin-bottom="0in"/>
      <style:text-properties fo:language="de" fo:country="DE"/>
    </style:style>
    <style:style style:name="P295" style:parent-style-name="Listenabsatz" style:list-style-name="LFO29" style:family="paragraph">
      <style:paragraph-properties fo:widows="0" fo:orphans="0" fo:margin-bottom="0in"/>
      <style:text-properties fo:language="de" fo:country="DE"/>
    </style:style>
    <style:style style:name="P296" style:parent-style-name="Standard" style:family="paragraph">
      <style:paragraph-properties fo:widows="0" fo:orphans="0" fo:margin-bottom="0in"/>
      <style:text-properties fo:language="de" fo:country="DE"/>
    </style:style>
    <style:style style:name="P297" style:parent-style-name="Standard" style:family="paragraph">
      <style:paragraph-properties fo:widows="0" fo:orphans="0" fo:margin-bottom="0in"/>
      <style:text-properties fo:language="de" fo:country="DE"/>
    </style:style>
    <style:style style:name="P298" style:parent-style-name="Standard" style:family="paragraph">
      <style:paragraph-properties fo:widows="0" fo:orphans="0" fo:margin-bottom="0in"/>
      <style:text-properties fo:language="de" fo:country="DE"/>
    </style:style>
    <style:style style:name="P299" style:parent-style-name="Listenabsatz" style:list-style-name="LFO30" style:family="paragraph">
      <style:paragraph-properties fo:widows="0" fo:orphans="0" fo:margin-bottom="0in"/>
      <style:text-properties fo:language="de" fo:country="DE"/>
    </style:style>
    <style:style style:name="P300" style:parent-style-name="Listenabsatz" style:list-style-name="LFO30" style:family="paragraph">
      <style:paragraph-properties fo:widows="0" fo:orphans="0" fo:margin-bottom="0in"/>
      <style:text-properties fo:language="de" fo:country="DE"/>
    </style:style>
    <style:style style:name="P301" style:parent-style-name="Listenabsatz" style:list-style-name="LFO30" style:family="paragraph">
      <style:paragraph-properties fo:widows="0" fo:orphans="0" fo:margin-bottom="0in"/>
      <style:text-properties fo:language="de" fo:country="DE"/>
    </style:style>
    <style:style style:name="P302" style:parent-style-name="Listenabsatz" style:list-style-name="LFO30" style:family="paragraph">
      <style:paragraph-properties fo:widows="0" fo:orphans="0" fo:margin-bottom="0in"/>
      <style:text-properties fo:language="de" fo:country="DE"/>
    </style:style>
    <style:style style:name="P303" style:parent-style-name="Listenabsatz" style:list-style-name="LFO30" style:family="paragraph">
      <style:paragraph-properties fo:widows="0" fo:orphans="0" fo:margin-bottom="0in"/>
      <style:text-properties fo:language="de" fo:country="DE"/>
    </style:style>
    <style:style style:name="P304" style:parent-style-name="Listenabsatz" style:list-style-name="LFO30" style:family="paragraph">
      <style:paragraph-properties fo:widows="0" fo:orphans="0" fo:margin-bottom="0in"/>
      <style:text-properties fo:language="de" fo:country="DE"/>
    </style:style>
    <style:style style:name="P305" style:parent-style-name="Standard" style:family="paragraph">
      <style:paragraph-properties fo:widows="0" fo:orphans="0" fo:margin-bottom="0in"/>
      <style:text-properties fo:language="de" fo:country="DE"/>
    </style:style>
    <style:style style:name="P306" style:parent-style-name="Standard" style:family="paragraph">
      <style:paragraph-properties style:vertical-align="auto" fo:margin-bottom="0in"/>
      <style:text-properties fo:hyphenate="true"/>
    </style:style>
    <style:style style:name="T307" style:parent-style-name="Absatz-Standardschriftart" style:family="text">
      <style:text-properties style:font-name="Tahoma" style:font-name-asian="Times New Roman" style:font-name-complex="Tahoma" fo:language="de" fo:country="DE" style:language-asian="de" style:country-asian="DE"/>
    </style:style>
    <style:style style:name="P308" style:parent-style-name="Standard" style:family="paragraph">
      <style:paragraph-properties style:vertical-align="auto" fo:margin-bottom="0in"/>
      <style:text-properties fo:hyphenate="true"/>
    </style:style>
    <style:style style:name="T309" style:parent-style-name="Absatz-Standardschriftart" style:family="text">
      <style:text-properties style:font-name="Tahoma" style:font-name-asian="Times New Roman" style:font-name-complex="Tahoma" fo:language="en" fo:country="US" style:language-asian="de" style:country-asian="DE"/>
    </style:style>
    <style:style style:name="P310"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11" style:parent-style-name="Standard" style:family="paragraph">
      <style:paragraph-properties style:vertical-align="auto" fo:margin-bottom="0in"/>
      <style:text-properties fo:hyphenate="true"/>
    </style:style>
    <style:style style:name="T312" style:parent-style-name="Absatz-Standardschriftart" style:family="text">
      <style:text-properties style:font-name="Tahoma" style:font-name-asian="Times New Roman" style:font-name-complex="Tahoma" fo:language="de" fo:country="DE" style:language-asian="de" style:country-asian="DE"/>
    </style:style>
    <style:style style:name="T313" style:parent-style-name="Absatz-Standardschriftart" style:family="text">
      <style:text-properties style:font-name="Tahoma" style:font-name-asian="Times New Roman" style:font-name-complex="Tahoma" fo:language="de" fo:country="DE" style:language-asian="de" style:country-asian="DE"/>
    </style:style>
    <style:style style:name="T314" style:parent-style-name="Absatz-Standardschriftart" style:family="text">
      <style:text-properties style:font-name="Tahoma" style:font-name-asian="Times New Roman" style:font-name-complex="Tahoma" fo:language="de" fo:country="DE" style:language-asian="de" style:country-asian="DE"/>
    </style:style>
    <style:style style:name="P315"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16" style:parent-style-name="Standard" style:family="paragraph">
      <style:paragraph-properties style:vertical-align="auto" fo:margin-bottom="0in"/>
      <style:text-properties fo:hyphenate="true"/>
    </style:style>
    <style:style style:name="T317" style:parent-style-name="Absatz-Standardschriftart" style:family="text">
      <style:text-properties style:font-name="Tahoma" style:font-name-asian="Times New Roman" style:font-name-complex="Tahoma" fo:language="de" fo:country="DE" style:language-asian="de" style:country-asian="DE"/>
    </style:style>
    <style:style style:name="P318" style:parent-style-name="Standard" style:family="paragraph">
      <style:paragraph-properties style:vertical-align="auto" fo:margin-bottom="0in"/>
      <style:text-properties fo:hyphenate="true"/>
    </style:style>
    <style:style style:name="T319" style:parent-style-name="Absatz-Standardschriftart" style:family="text">
      <style:text-properties style:font-name="Tahoma" style:font-name-asian="Times New Roman" style:font-name-complex="Tahoma" fo:language="de" fo:country="DE" style:language-asian="de" style:country-asian="DE"/>
    </style:style>
    <style:style style:name="P320" style:parent-style-name="Standard" style:family="paragraph">
      <style:paragraph-properties style:vertical-align="auto" fo:margin-bottom="0in"/>
      <style:text-properties fo:hyphenate="true"/>
    </style:style>
    <style:style style:name="T321" style:parent-style-name="Absatz-Standardschriftart" style:family="text">
      <style:text-properties style:font-name="Tahoma" style:font-name-asian="Times New Roman" style:font-name-complex="Tahoma" fo:language="de" fo:country="DE" style:language-asian="de" style:country-asian="DE"/>
    </style:style>
    <style:style style:name="P322" style:parent-style-name="Standard" style:family="paragraph">
      <style:paragraph-properties style:vertical-align="auto" fo:margin-bottom="0in"/>
      <style:text-properties fo:hyphenate="true"/>
    </style:style>
    <style:style style:name="T323" style:parent-style-name="Absatz-Standardschriftart" style:family="text">
      <style:text-properties style:font-name="Tahoma" style:font-name-asian="Times New Roman" style:font-name-complex="Tahoma" fo:language="de" fo:country="DE" style:language-asian="de" style:country-asian="DE"/>
    </style:style>
    <style:style style:name="P324"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5" style:parent-style-name="Standard" style:family="paragraph">
      <style:paragraph-properties style:vertical-align="auto" fo:margin-bottom="0in"/>
      <style:text-properties fo:hyphenate="true"/>
    </style:style>
    <style:style style:name="T326" style:parent-style-name="Absatz-Standardschriftart" style:family="text">
      <style:text-properties style:font-name="Tahoma" style:font-name-asian="Times New Roman" style:font-name-complex="Tahoma" fo:language="de" fo:country="DE" style:language-asian="de" style:country-asian="DE"/>
    </style:style>
    <style:style style:name="T327" style:parent-style-name="Absatz-Standardschriftart" style:family="text">
      <style:text-properties style:font-name="Tahoma" style:font-name-asian="Times New Roman" style:font-name-complex="Tahoma" fo:language="de" fo:country="DE" style:language-asian="de" style:country-asian="DE"/>
    </style:style>
    <style:style style:name="P328"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9" style:parent-style-name="Standard" style:family="paragraph">
      <style:paragraph-properties style:vertical-align="auto" fo:margin-bottom="0in"/>
      <style:text-properties fo:hyphenate="true"/>
    </style:style>
    <style:style style:name="T330" style:parent-style-name="Absatz-Standardschriftart" style:family="text">
      <style:text-properties style:font-name="Tahoma" style:font-name-asian="Times New Roman" style:font-name-complex="Tahoma" fo:language="en" fo:country="US" style:language-asian="de" style:country-asian="DE"/>
    </style:style>
    <style:style style:name="P331" style:parent-style-name="Standard" style:family="paragraph">
      <style:paragraph-properties style:vertical-align="auto" fo:margin-bottom="0in"/>
      <style:text-properties fo:hyphenate="true"/>
    </style:style>
    <style:style style:name="T332" style:parent-style-name="Absatz-Standardschriftart" style:family="text">
      <style:text-properties style:font-name="Tahoma" style:font-name-asian="Times New Roman" style:font-name-complex="Tahoma" fo:language="en" fo:country="US" style:language-asian="de" style:country-asian="DE"/>
    </style:style>
    <style:style style:name="P333" style:parent-style-name="Standard" style:family="paragraph">
      <style:paragraph-properties style:vertical-align="auto" fo:margin-bottom="0in"/>
      <style:text-properties fo:hyphenate="true"/>
    </style:style>
    <style:style style:name="T334" style:parent-style-name="Absatz-Standardschriftart" style:family="text">
      <style:text-properties style:font-name="Tahoma" style:font-name-asian="Times New Roman" style:font-name-complex="Tahoma" fo:language="en" fo:country="US" style:language-asian="de" style:country-asian="DE"/>
    </style:style>
    <style:style style:name="P335" style:parent-style-name="Standard" style:family="paragraph">
      <style:paragraph-properties style:vertical-align="auto" fo:margin-bottom="0in"/>
      <style:text-properties fo:hyphenate="true"/>
    </style:style>
    <style:style style:name="T336" style:parent-style-name="Absatz-Standardschriftart" style:family="text">
      <style:text-properties style:font-name="Tahoma" style:font-name-asian="Times New Roman" style:font-name-complex="Tahoma" fo:language="en" fo:country="US" style:language-asian="de" style:country-asian="DE"/>
    </style:style>
    <style:style style:name="P337"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38" style:parent-style-name="Standard" style:family="paragraph">
      <style:paragraph-properties style:vertical-align="auto" fo:margin-bottom="0in"/>
      <style:text-properties fo:hyphenate="true"/>
    </style:style>
    <style:style style:name="T339" style:parent-style-name="Absatz-Standardschriftart" style:family="text">
      <style:text-properties style:font-name="Tahoma" style:font-name-asian="Times New Roman" style:font-name-complex="Tahoma" fo:language="de" fo:country="DE" style:language-asian="de" style:country-asian="DE"/>
    </style:style>
    <style:style style:name="P340" style:parent-style-name="Standard" style:family="paragraph">
      <style:paragraph-properties fo:widows="0" fo:orphans="0" fo:margin-bottom="0in"/>
      <style:text-properties fo:language="de" fo:country="DE"/>
    </style:style>
    <style:style style:name="P341" style:parent-style-name="Listenabsatz" style:list-style-name="LFO30" style:family="paragraph">
      <style:paragraph-properties fo:widows="0" fo:orphans="0" fo:margin-bottom="0in"/>
      <style:text-properties fo:language="de" fo:country="DE"/>
    </style:style>
    <style:style style:name="P342" style:parent-style-name="Standard" style:family="paragraph">
      <style:paragraph-properties fo:widows="0" fo:orphans="0" fo:margin-bottom="0in"/>
      <style:text-properties fo:language="de" fo:country="DE"/>
    </style:style>
    <style:style style:name="P343" style:parent-style-name="Standard" style:family="paragraph">
      <style:paragraph-properties fo:widows="0" fo:orphans="0" fo:margin-bottom="0in"/>
    </style:style>
    <style:style style:name="P344" style:parent-style-name="Standard" style:family="paragraph">
      <style:paragraph-properties fo:widows="0" fo:orphans="0" fo:margin-bottom="0in"/>
    </style:style>
    <style:style style:name="P345" style:parent-style-name="Standard" style:family="paragraph">
      <style:paragraph-properties fo:widows="0" fo:orphans="0" fo:text-align="justify" fo:margin-bottom="0in"/>
    </style:style>
    <style:style style:name="P346" style:parent-style-name="Standard" style:family="paragraph">
      <style:paragraph-properties fo:widows="0" fo:orphans="0" fo:margin-bottom="0in"/>
    </style:style>
    <style:style style:name="P347" style:parent-style-name="Standard" style:family="paragraph">
      <style:paragraph-properties fo:widows="0" fo:orphans="0" fo:margin-bottom="0in"/>
    </style:style>
    <style:style style:name="P348" style:parent-style-name="Standard" style:family="paragraph">
      <style:paragraph-properties fo:widows="0" fo:orphans="0" fo:margin-bottom="0in"/>
    </style:style>
    <style:style style:name="P349" style:parent-style-name="Standard" style:family="paragraph">
      <style:paragraph-properties fo:widows="0" fo:orphans="0" fo:text-align="justify" fo:margin-bottom="0in"/>
    </style:style>
    <style:style style:name="P350" style:parent-style-name="Standard" style:family="paragraph">
      <style:paragraph-properties fo:widows="0" fo:orphans="0" fo:margin-bottom="0in"/>
    </style:style>
    <style:style style:name="P351" style:parent-style-name="Listenabsatz" style:list-style-name="LFO30" style:family="paragraph">
      <style:paragraph-properties fo:widows="0" fo:orphans="0" fo:margin-bottom="0in"/>
      <style:text-properties fo:language="de" fo:country="DE"/>
    </style:style>
    <style:style style:name="P352" style:parent-style-name="Listenabsatz" style:list-style-name="LFO30" style:family="paragraph">
      <style:paragraph-properties fo:widows="0" fo:orphans="0" fo:margin-bottom="0in"/>
      <style:text-properties fo:language="de" fo:country="DE"/>
    </style:style>
    <style:style style:name="P353" style:parent-style-name="Listenabsatz" style:list-style-name="LFO30" style:family="paragraph">
      <style:paragraph-properties fo:widows="0" fo:orphans="0" fo:margin-bottom="0in"/>
      <style:text-properties fo:language="de" fo:country="DE"/>
    </style:style>
    <style:style style:name="P354" style:parent-style-name="Standard" style:family="paragraph">
      <style:paragraph-properties fo:widows="0" fo:orphans="0" fo:margin-bottom="0in"/>
      <style:text-properties fo:language="de" fo:country="DE"/>
    </style:style>
    <style:style style:name="P355" style:parent-style-name="Standard" style:family="paragraph">
      <style:paragraph-properties fo:widows="0" fo:orphans="0" fo:margin-bottom="0in"/>
    </style:style>
    <style:style style:name="P356" style:parent-style-name="Standard" style:family="paragraph">
      <style:paragraph-properties fo:widows="0" fo:orphans="0" fo:margin-bottom="0in"/>
    </style:style>
    <style:style style:name="P357" style:parent-style-name="Standard" style:family="paragraph">
      <style:paragraph-properties fo:widows="0" fo:orphans="0" fo:margin-bottom="0in"/>
    </style:style>
    <style:style style:name="T358" style:parent-style-name="Absatz-Standardschriftart" style:family="text">
      <style:text-properties fo:language="de" fo:country="DE"/>
    </style:style>
    <style:style style:name="P359" style:parent-style-name="Standard" style:family="paragraph">
      <style:paragraph-properties fo:widows="0" fo:orphans="0" fo:margin-bottom="0in"/>
    </style:style>
    <style:style style:name="P360" style:parent-style-name="Standard" style:family="paragraph">
      <style:paragraph-properties fo:widows="0" fo:orphans="0" fo:margin-bottom="0in"/>
    </style:style>
    <style:style style:name="P361" style:parent-style-name="Standard" style:family="paragraph">
      <style:paragraph-properties fo:widows="0" fo:orphans="0" fo:margin-bottom="0in"/>
    </style:style>
    <style:style style:name="P362" style:parent-style-name="Standard" style:family="paragraph">
      <style:paragraph-properties fo:widows="0" fo:orphans="0" fo:margin-bottom="0in"/>
    </style:style>
    <style:style style:name="P363" style:parent-style-name="Standard" style:family="paragraph">
      <style:paragraph-properties fo:widows="0" fo:orphans="0" fo:margin-bottom="0in"/>
    </style:style>
    <style:style style:name="P364" style:parent-style-name="Standard" style:family="paragraph">
      <style:paragraph-properties fo:widows="0" fo:orphans="0" fo:margin-bottom="0in"/>
    </style:style>
    <style:style style:name="P365" style:parent-style-name="Standard" style:family="paragraph">
      <style:paragraph-properties fo:widows="0" fo:orphans="0" fo:margin-bottom="0in"/>
    </style:style>
    <style:style style:name="P366" style:parent-style-name="Standard" style:family="paragraph">
      <style:paragraph-properties fo:widows="0" fo:orphans="0" fo:margin-bottom="0in"/>
    </style:style>
    <style:style style:name="P367" style:parent-style-name="Standard" style:family="paragraph">
      <style:paragraph-properties fo:widows="0" fo:orphans="0" fo:margin-bottom="0in"/>
    </style:style>
    <style:style style:name="P368" style:parent-style-name="Standard" style:family="paragraph">
      <style:paragraph-properties fo:widows="0" fo:orphans="0" fo:margin-bottom="0in"/>
    </style:style>
    <style:style style:name="P369" style:parent-style-name="Standard" style:family="paragraph">
      <style:paragraph-properties fo:widows="0" fo:orphans="0" fo:margin-bottom="0in"/>
    </style:style>
    <style:style style:name="P370" style:parent-style-name="Listenabsatz" style:list-style-name="LFO30" style:family="paragraph">
      <style:paragraph-properties fo:widows="0" fo:orphans="0" fo:margin-bottom="0in"/>
      <style:text-properties fo:language="de" fo:country="DE"/>
    </style:style>
    <style:style style:name="P371" style:parent-style-name="Listenabsatz" style:list-style-name="LFO30" style:family="paragraph">
      <style:paragraph-properties fo:widows="0" fo:orphans="0" fo:margin-bottom="0in"/>
      <style:text-properties fo:language="de" fo:country="DE"/>
    </style:style>
    <style:style style:name="P372" style:parent-style-name="Listenabsatz" style:list-style-name="LFO30" style:family="paragraph">
      <style:paragraph-properties fo:widows="0" fo:orphans="0" fo:margin-bottom="0in"/>
      <style:text-properties fo:language="de" fo:country="DE"/>
    </style:style>
    <style:style style:name="P373" style:parent-style-name="Listenabsatz" style:list-style-name="LFO30" style:family="paragraph">
      <style:paragraph-properties fo:widows="0" fo:orphans="0" fo:margin-bottom="0in"/>
      <style:text-properties fo:language="de" fo:country="DE"/>
    </style:style>
    <style:style style:name="P374" style:parent-style-name="Standard" style:family="paragraph">
      <style:paragraph-properties fo:widows="0" fo:orphans="0" fo:margin-bottom="0in" fo:margin-left="0.25in">
        <style:tab-stops/>
      </style:paragraph-properties>
      <style:text-properties fo:language="de" fo:country="DE"/>
    </style:style>
    <style:style style:name="P375" style:parent-style-name="Standard" style:family="paragraph">
      <style:paragraph-properties fo:widows="0" fo:orphans="0" fo:margin-bottom="0in"/>
    </style:style>
    <style:style style:name="T376" style:parent-style-name="Absatz-Standardschriftart" style:family="text">
      <style:text-properties fo:language="en" fo:country="US"/>
    </style:style>
    <style:style style:name="P377" style:parent-style-name="Standard" style:family="paragraph">
      <style:paragraph-properties fo:widows="0" fo:orphans="0" fo:margin-bottom="0in"/>
    </style:style>
    <style:style style:name="P378" style:parent-style-name="Listenabsatz" style:list-style-name="LFO30" style:family="paragraph">
      <style:paragraph-properties fo:widows="0" fo:orphans="0" fo:margin-bottom="0in"/>
      <style:text-properties fo:language="de" fo:country="DE"/>
    </style:style>
    <style:style style:name="P379" style:parent-style-name="Standard" style:family="paragraph">
      <style:paragraph-properties fo:widows="0" fo:orphans="0" fo:margin-bottom="0in"/>
      <style:text-properties fo:language="de" fo:country="DE"/>
    </style:style>
    <style:style style:name="P380" style:parent-style-name="Standard" style:family="paragraph">
      <style:paragraph-properties fo:widows="0" fo:orphans="0" fo:margin-bottom="0in"/>
      <style:text-properties fo:language="en" fo:country="US"/>
    </style:style>
    <style:style style:name="P381" style:parent-style-name="Standard" style:family="paragraph">
      <style:paragraph-properties fo:widows="0" fo:orphans="0" fo:margin-bottom="0in"/>
      <style:text-properties fo:language="en" fo:country="US"/>
    </style:style>
    <style:style style:name="P382" style:parent-style-name="Listenabsatz" style:list-style-name="LFO30" style:family="paragraph">
      <style:paragraph-properties fo:widows="0" fo:orphans="0" fo:margin-bottom="0in"/>
      <style:text-properties fo:language="de" fo:country="DE"/>
    </style:style>
    <style:style style:name="P383" style:parent-style-name="Listenabsatz" style:list-style-name="LFO30" style:family="paragraph">
      <style:paragraph-properties fo:widows="0" fo:orphans="0" fo:margin-bottom="0in"/>
      <style:text-properties fo:language="de" fo:country="DE"/>
    </style:style>
    <style:style style:name="P384" style:parent-style-name="Listenabsatz" style:list-style-name="LFO30" style:family="paragraph">
      <style:paragraph-properties fo:widows="0" fo:orphans="0" fo:margin-bottom="0in"/>
      <style:text-properties fo:language="de" fo:country="DE"/>
    </style:style>
    <style:style style:name="P385" style:parent-style-name="Listenabsatz" style:list-style-name="LFO30" style:family="paragraph">
      <style:paragraph-properties fo:widows="0" fo:orphans="0" fo:margin-bottom="0in"/>
      <style:text-properties fo:language="de" fo:country="DE"/>
    </style:style>
    <style:style style:name="P386" style:parent-style-name="Standard" style:family="paragraph">
      <style:paragraph-properties fo:widows="0" fo:orphans="0" fo:margin-bottom="0in"/>
      <style:text-properties fo:language="de" fo:country="DE"/>
    </style:style>
    <style:style style:name="P387" style:parent-style-name="Standard" style:family="paragraph">
      <style:paragraph-properties fo:widows="0" fo:orphans="0" fo:margin-bottom="0in"/>
      <style:text-properties fo:language="de" fo:country="DE"/>
    </style:style>
    <style:style style:name="P388" style:parent-style-name="Standard" style:family="paragraph">
      <style:paragraph-properties fo:widows="0" fo:orphans="0" fo:margin-bottom="0in"/>
      <style:text-properties fo:language="de" fo:country="DE"/>
    </style:style>
    <style:style style:name="P389" style:parent-style-name="Listenabsatz" style:list-style-name="LFO30" style:family="paragraph">
      <style:paragraph-properties fo:widows="0" fo:orphans="0" fo:margin-bottom="0in"/>
      <style:text-properties fo:language="de" fo:country="DE"/>
    </style:style>
    <style:style style:name="P390" style:parent-style-name="Listenabsatz" style:list-style-name="LFO30" style:family="paragraph">
      <style:paragraph-properties fo:widows="0" fo:orphans="0" fo:margin-bottom="0in"/>
      <style:text-properties fo:language="de" fo:country="DE"/>
    </style:style>
    <style:style style:name="P391" style:parent-style-name="Listenabsatz" style:list-style-name="LFO30" style:family="paragraph">
      <style:paragraph-properties fo:widows="0" fo:orphans="0" fo:margin-bottom="0in"/>
      <style:text-properties fo:language="de" fo:country="DE"/>
    </style:style>
    <style:style style:name="P392" style:parent-style-name="Standard" style:family="paragraph">
      <style:paragraph-properties fo:widows="0" fo:orphans="0" fo:margin-bottom="0in"/>
      <style:text-properties fo:language="de" fo:country="DE"/>
    </style:style>
    <style:style style:name="P393" style:parent-style-name="Standard" style:family="paragraph">
      <style:paragraph-properties fo:widows="0" fo:orphans="0" fo:margin-bottom="0in"/>
    </style:style>
    <style:style style:name="P394" style:parent-style-name="Standard" style:family="paragraph">
      <style:paragraph-properties fo:widows="0" fo:orphans="0" fo:margin-bottom="0in"/>
    </style:style>
    <style:style style:name="P395" style:parent-style-name="Standard" style:family="paragraph">
      <style:paragraph-properties fo:widows="0" fo:orphans="0" fo:margin-bottom="0in"/>
    </style:style>
    <style:style style:name="P396" style:parent-style-name="Standard" style:family="paragraph">
      <style:paragraph-properties fo:widows="0" fo:orphans="0" fo:margin-bottom="0in"/>
    </style:style>
    <style:style style:name="P397" style:parent-style-name="Listenabsatz" style:list-style-name="LFO30" style:family="paragraph">
      <style:paragraph-properties fo:widows="0" fo:orphans="0" fo:margin-bottom="0in"/>
      <style:text-properties fo:language="de" fo:country="DE"/>
    </style:style>
    <style:style style:name="P398" style:parent-style-name="Listenabsatz" style:list-style-name="LFO30" style:family="paragraph">
      <style:paragraph-properties fo:widows="0" fo:orphans="0" fo:margin-bottom="0in"/>
    </style:style>
    <style:style style:name="P399" style:parent-style-name="Listenabsatz" style:list-style-name="LFO30" style:family="paragraph">
      <style:paragraph-properties fo:widows="0" fo:orphans="0" fo:margin-bottom="0in"/>
    </style:style>
    <style:style style:name="P400" style:parent-style-name="Standard" style:family="paragraph">
      <style:paragraph-properties fo:widows="0" fo:orphans="0" fo:margin-bottom="0in"/>
    </style:style>
    <style:style style:name="P401" style:parent-style-name="Standard" style:family="paragraph">
      <style:paragraph-properties fo:widows="0" fo:orphans="0" fo:margin-bottom="0in"/>
    </style:style>
    <style:style style:name="P402" style:parent-style-name="Standard" style:family="paragraph">
      <style:paragraph-properties fo:widows="0" fo:orphans="0" fo:margin-bottom="0in"/>
    </style:style>
    <style:style style:name="P403" style:parent-style-name="Listenabsatz" style:list-style-name="LFO30" style:family="paragraph">
      <style:paragraph-properties fo:widows="0" fo:orphans="0" fo:margin-bottom="0in"/>
      <style:text-properties fo:language="de" fo:country="DE"/>
    </style:style>
    <style:style style:name="P404" style:parent-style-name="Listenabsatz" style:list-style-name="LFO30" style:family="paragraph">
      <style:paragraph-properties fo:widows="0" fo:orphans="0" fo:margin-bottom="0in"/>
      <style:text-properties fo:language="de" fo:country="DE"/>
    </style:style>
    <style:style style:name="P405" style:parent-style-name="Standard" style:family="paragraph">
      <style:paragraph-properties fo:widows="0" fo:orphans="0" fo:margin-bottom="0in"/>
      <style:text-properties fo:language="de" fo:country="DE"/>
    </style:style>
    <style:style style:name="P406" style:parent-style-name="Standard" style:family="paragraph">
      <style:paragraph-properties fo:widows="0" fo:orphans="0" fo:margin-bottom="0in"/>
      <style:text-properties fo:language="de" fo:country="DE"/>
    </style:style>
    <style:style style:name="P407" style:parent-style-name="Standard" style:family="paragraph">
      <style:paragraph-properties fo:widows="0" fo:orphans="0" fo:margin-bottom="0in"/>
      <style:text-properties fo:language="de" fo:country="DE"/>
    </style:style>
    <style:style style:name="P408" style:parent-style-name="Listenabsatz" style:list-style-name="LFO30" style:family="paragraph">
      <style:paragraph-properties fo:widows="0" fo:orphans="0" fo:margin-bottom="0in"/>
      <style:text-properties fo:language="de" fo:country="DE"/>
    </style:style>
    <style:style style:name="P409" style:parent-style-name="Listenabsatz" style:list-style-name="LFO30" style:family="paragraph">
      <style:paragraph-properties fo:widows="0" fo:orphans="0" fo:margin-bottom="0in"/>
      <style:text-properties fo:language="de" fo:country="DE"/>
    </style:style>
    <style:style style:name="P410" style:parent-style-name="Standard" style:family="paragraph">
      <style:paragraph-properties fo:widows="0" fo:orphans="0" fo:margin-bottom="0in" fo:margin-left="0.25in">
        <style:tab-stops/>
      </style:paragraph-properties>
      <style:text-properties fo:language="de" fo:country="DE"/>
    </style:style>
    <style:style style:name="P411" style:parent-style-name="Standard" style:family="paragraph">
      <style:paragraph-properties fo:widows="0" fo:orphans="0" fo:margin-bottom="0in"/>
      <style:text-properties fo:language="de" fo:country="DE"/>
    </style:style>
    <style:style style:name="P412" style:parent-style-name="Standard" style:family="paragraph">
      <style:paragraph-properties fo:widows="0" fo:orphans="0" fo:margin-bottom="0in"/>
      <style:text-properties fo:language="de" fo:country="DE"/>
    </style:style>
    <style:style style:name="P413" style:parent-style-name="Listenabsatz" style:list-style-name="LFO30" style:family="paragraph">
      <style:paragraph-properties fo:widows="0" fo:orphans="0" fo:margin-bottom="0in"/>
      <style:text-properties fo:language="de" fo:country="DE"/>
    </style:style>
    <style:style style:name="P414" style:parent-style-name="Listenabsatz" style:list-style-name="LFO30" style:family="paragraph">
      <style:paragraph-properties fo:widows="0" fo:orphans="0" fo:margin-bottom="0in"/>
      <style:text-properties fo:language="de" fo:country="DE"/>
    </style:style>
    <style:style style:name="P415" style:parent-style-name="Listenabsatz" style:list-style-name="LFO30" style:family="paragraph">
      <style:paragraph-properties fo:widows="0" fo:orphans="0" fo:margin-bottom="0in"/>
      <style:text-properties fo:language="de" fo:country="DE"/>
    </style:style>
    <style:style style:name="P416" style:parent-style-name="Listenabsatz" style:list-style-name="LFO30" style:family="paragraph">
      <style:paragraph-properties fo:widows="0" fo:orphans="0" fo:margin-bottom="0in"/>
      <style:text-properties fo:language="de" fo:country="DE"/>
    </style:style>
    <style:style style:name="P417" style:parent-style-name="Standard" style:family="paragraph">
      <style:paragraph-properties fo:widows="0" fo:orphans="0" fo:margin-bottom="0in"/>
      <style:text-properties fo:language="de" fo:country="DE"/>
    </style:style>
    <style:style style:name="P418" style:parent-style-name="Standard" style:family="paragraph">
      <style:paragraph-properties fo:widows="0" fo:orphans="0" fo:margin-bottom="0in"/>
    </style:style>
    <style:style style:name="P419" style:parent-style-name="Standard" style:family="paragraph">
      <style:paragraph-properties fo:widows="0" fo:orphans="0" fo:margin-bottom="0in"/>
    </style:style>
    <style:style style:name="P420" style:parent-style-name="Standard" style:family="paragraph">
      <style:paragraph-properties fo:widows="0" fo:orphans="0" fo:text-align="justify" fo:margin-bottom="0in" fo:line-height="150%"/>
    </style:style>
    <style:style style:name="T421" style:parent-style-name="Absatz-Standardschriftart" style:family="text">
      <style:text-properties fo:color="#000000"/>
    </style:style>
    <style:style style:name="T422" style:parent-style-name="Absatz-Standardschriftart" style:family="text">
      <style:text-properties fo:color="#000000"/>
    </style:style>
    <style:style style:name="T423" style:parent-style-name="Absatz-Standardschriftart" style:family="text">
      <style:text-properties fo:color="#000000"/>
    </style:style>
    <style:style style:name="P424" style:parent-style-name="Standard" style:family="paragraph">
      <style:paragraph-properties fo:widows="0" fo:orphans="0" fo:margin-bottom="0in"/>
    </style:style>
    <style:style style:name="P425" style:parent-style-name="Listenabsatz" style:list-style-name="LFO30" style:family="paragraph">
      <style:paragraph-properties fo:widows="0" fo:orphans="0" fo:margin-bottom="0in"/>
      <style:text-properties fo:language="de" fo:country="DE"/>
    </style:style>
    <style:style style:name="P426" style:parent-style-name="Listenabsatz" style:list-style-name="LFO30" style:family="paragraph">
      <style:paragraph-properties fo:widows="0" fo:orphans="0" fo:margin-bottom="0in"/>
      <style:text-properties fo:language="de" fo:country="DE"/>
    </style:style>
    <style:style style:name="P427" style:parent-style-name="Listenabsatz" style:list-style-name="LFO30" style:family="paragraph">
      <style:paragraph-properties fo:widows="0" fo:orphans="0" fo:margin-bottom="0in"/>
      <style:text-properties fo:language="en" fo:country="US"/>
    </style:style>
    <style:style style:name="P428" style:parent-style-name="Listenabsatz" style:list-style-name="LFO30" style:family="paragraph">
      <style:paragraph-properties fo:widows="0" fo:orphans="0" fo:margin-bottom="0in"/>
      <style:text-properties fo:language="de" fo:country="DE"/>
    </style:style>
    <style:style style:name="P429" style:parent-style-name="Listenabsatz" style:list-style-name="LFO30" style:family="paragraph">
      <style:paragraph-properties fo:widows="0" fo:orphans="0" fo:margin-bottom="0in"/>
      <style:text-properties fo:language="de" fo:country="DE"/>
    </style:style>
    <style:style style:name="P430" style:parent-style-name="Listenabsatz" style:list-style-name="LFO30" style:family="paragraph">
      <style:paragraph-properties fo:widows="0" fo:orphans="0" fo:margin-bottom="0in"/>
      <style:text-properties fo:language="de" fo:country="DE"/>
    </style:style>
    <style:style style:name="P431" style:parent-style-name="Listenabsatz" style:list-style-name="LFO30" style:family="paragraph">
      <style:paragraph-properties fo:widows="0" fo:orphans="0" fo:margin-bottom="0in"/>
      <style:text-properties fo:language="de" fo:country="DE"/>
    </style:style>
    <style:style style:name="P432" style:parent-style-name="Standard" style:family="paragraph">
      <style:paragraph-properties fo:widows="0" fo:orphans="0" fo:margin-bottom="0in"/>
      <style:text-properties fo:language="de" fo:country="DE"/>
    </style:style>
    <style:style style:name="P433" style:parent-style-name="Listenabsatz" style:list-style-name="LFO30" style:family="paragraph">
      <style:paragraph-properties fo:widows="0" fo:orphans="0" fo:margin-bottom="0in"/>
      <style:text-properties fo:language="de" fo:country="DE"/>
    </style:style>
    <style:style style:name="P434" style:parent-style-name="Überschrift1" style:master-page-name="MP9" style:list-style-name="WW_OutlineListStyle_10" style:family="paragraph">
      <style:paragraph-properties fo:break-before="page"/>
    </style:style>
    <style:style style:name="T439" style:parent-style-name="Fett" style:family="text">
      <style:text-properties fo:font-weight="bold" style:font-weight-asian="bold" style:font-weight-complex="normal" fo:language="de" fo:country="DE"/>
    </style:style>
    <style:style style:name="P440" style:parent-style-name="Überschrift1" style:master-page-name="MP10" style:list-style-name="WW_OutlineListStyle_10" style:family="paragraph">
      <style:paragraph-properties fo:break-before="page"/>
    </style:style>
    <style:style style:name="T445" style:parent-style-name="Fett" style:family="text">
      <style:text-properties fo:font-weight="bold" style:font-weight-asian="bold" style:font-weight-complex="normal" fo:language="de" fo:country="DE"/>
    </style:style>
    <style:style style:name="P446" style:parent-style-name="Standard" style:master-page-name="MP11" style:family="paragraph">
      <style:paragraph-properties fo:widows="0" fo:orphans="0" fo:break-before="page" fo:margin-bottom="0in"/>
      <style:text-properties fo:language="de" fo:country="DE"/>
    </style:style>
    <style:style style:name="P451" style:parent-style-name="Standard" style:family="paragraph">
      <style:paragraph-properties fo:widows="0" fo:orphans="0" fo:margin-bottom="0in"/>
      <style:text-properties fo:language="de" fo:country="DE"/>
    </style:style>
    <style:style style:name="T452" style:parent-style-name="Fett" style:family="text">
      <style:text-properties fo:font-weight="bold" style:font-weight-asian="bold" style:font-weight-complex="normal" fo:language="de" fo:country="DE"/>
    </style:style>
    <style:style style:name="T453" style:parent-style-name="Fett" style:family="text">
      <style:text-properties fo:font-weight="bold" style:font-weight-asian="bold" style:font-weight-complex="normal" fo:language="de" fo:country="DE"/>
    </style:style>
    <style:style style:name="P454" style:parent-style-name="Standard" style:family="paragraph">
      <style:paragraph-properties fo:widows="0" fo:orphans="0" fo:margin-bottom="0in"/>
      <style:text-properties fo:language="de" fo:country="DE"/>
    </style:style>
    <style:style style:name="P455" style:parent-style-name="Standard" style:family="paragraph">
      <style:paragraph-properties fo:widows="0" fo:orphans="0" fo:margin-bottom="0in"/>
      <style:text-properties fo:language="de" fo:country="DE"/>
    </style:style>
    <style:style style:name="P456" style:parent-style-name="Standard" style:family="paragraph">
      <style:paragraph-properties fo:widows="0" fo:orphans="0" fo:margin-bottom="0in"/>
      <style:text-properties fo:language="de" fo:country="DE"/>
    </style:style>
    <style:style style:name="P457" style:parent-style-name="Standard" style:family="paragraph">
      <style:paragraph-properties fo:widows="0" fo:orphans="0" fo:margin-bottom="0in"/>
      <style:text-properties fo:language="de" fo:country="DE"/>
    </style:style>
    <style:style style:name="P458" style:parent-style-name="Standard" style:family="paragraph">
      <style:paragraph-properties fo:widows="0" fo:orphans="0" fo:margin-bottom="0in"/>
      <style:text-properties fo:language="de" fo:country="DE"/>
    </style:style>
    <style:style style:name="P459" style:parent-style-name="Standard" style:family="paragraph">
      <style:paragraph-properties fo:widows="0" fo:orphans="0" fo:margin-bottom="0in"/>
      <style:text-properties fo:language="de" fo:country="DE"/>
    </style:style>
    <style:style style:name="P460" style:parent-style-name="Standard" style:family="paragraph">
      <style:paragraph-properties fo:widows="0" fo:orphans="0" fo:margin-bottom="0in"/>
      <style:text-properties fo:language="de" fo:country="DE"/>
    </style:style>
    <style:style style:name="P461" style:parent-style-name="Standard" style:family="paragraph">
      <style:paragraph-properties fo:widows="0" fo:orphans="0" fo:margin-bottom="0in"/>
      <style:text-properties fo:language="de" fo:country="DE"/>
    </style:style>
    <style:style style:name="P462" style:parent-style-name="Standard" style:family="paragraph">
      <style:paragraph-properties fo:widows="0" fo:orphans="0" fo:margin-bottom="0in"/>
      <style:text-properties fo:language="de" fo:country="DE"/>
    </style:style>
    <style:style style:name="P463" style:parent-style-name="Standard" style:family="paragraph">
      <style:paragraph-properties fo:widows="0" fo:orphans="0" fo:margin-bottom="0in"/>
      <style:text-properties fo:language="de" fo:country="DE"/>
    </style:style>
    <style:style style:name="P464" style:parent-style-name="Standard" style:family="paragraph">
      <style:paragraph-properties fo:widows="0" fo:orphans="0" fo:margin-bottom="0in"/>
      <style:text-properties fo:language="de" fo:country="DE"/>
    </style:style>
    <style:style style:name="P465" style:parent-style-name="Standard" style:family="paragraph">
      <style:paragraph-properties fo:widows="0" fo:orphans="0" fo:margin-bottom="0in"/>
      <style:text-properties fo:language="de" fo:country="DE"/>
    </style:style>
    <style:style style:name="P466" style:parent-style-name="Standard" style:family="paragraph">
      <style:paragraph-properties fo:widows="0" fo:orphans="0" fo:margin-bottom="0in"/>
      <style:text-properties fo:language="de" fo:country="DE"/>
    </style:style>
    <style:style style:name="P467" style:parent-style-name="Standard" style:family="paragraph">
      <style:paragraph-properties fo:widows="0" fo:orphans="0" fo:margin-bottom="0in"/>
      <style:text-properties fo:language="de" fo:country="DE"/>
    </style:style>
    <style:style style:name="P468" style:parent-style-name="Standard" style:family="paragraph">
      <style:paragraph-properties fo:widows="0" fo:orphans="0" fo:margin-bottom="0in"/>
      <style:text-properties fo:language="de" fo:country="DE"/>
    </style:style>
    <style:style style:name="P469" style:parent-style-name="Standard" style:family="paragraph">
      <style:paragraph-properties fo:widows="0" fo:orphans="0" fo:margin-bottom="0in"/>
      <style:text-properties fo:language="de" fo:country="DE"/>
    </style:style>
    <style:style style:name="P470" style:parent-style-name="Standard" style:family="paragraph">
      <style:paragraph-properties fo:widows="0" fo:orphans="0" fo:margin-bottom="0in"/>
      <style:text-properties fo:language="de" fo:country="DE"/>
    </style:style>
    <style:style style:name="P471" style:parent-style-name="Standard" style:family="paragraph">
      <style:paragraph-properties fo:widows="0" fo:orphans="0" fo:margin-bottom="0in"/>
      <style:text-properties fo:language="de" fo:country="DE"/>
    </style:style>
    <style:style style:name="P472" style:parent-style-name="Standard" style:family="paragraph">
      <style:paragraph-properties fo:widows="0" fo:orphans="0" fo:margin-bottom="0in"/>
      <style:text-properties fo:language="de" fo:country="DE"/>
    </style:style>
    <style:style style:name="P473" style:parent-style-name="Standard" style:family="paragraph">
      <style:paragraph-properties fo:widows="0" fo:orphans="0" fo:margin-bottom="0in"/>
      <style:text-properties fo:language="de" fo:country="DE"/>
    </style:style>
    <style:style style:name="P474" style:parent-style-name="Standard" style:family="paragraph">
      <style:paragraph-properties fo:widows="0" fo:orphans="0" fo:margin-bottom="0in"/>
      <style:text-properties fo:language="de" fo:country="DE"/>
    </style:style>
    <style:style style:name="P475" style:parent-style-name="Standard" style:family="paragraph">
      <style:paragraph-properties fo:widows="0" fo:orphans="0" fo:margin-bottom="0in"/>
      <style:text-properties fo:language="de" fo:country="DE"/>
    </style:style>
    <style:style style:name="P476" style:parent-style-name="Standard" style:family="paragraph">
      <style:paragraph-properties fo:widows="0" fo:orphans="0" fo:margin-bottom="0in"/>
      <style:text-properties fo:language="de" fo:country="DE"/>
    </style:style>
    <style:style style:name="P477" style:parent-style-name="Standard" style:family="paragraph">
      <style:paragraph-properties fo:widows="0" fo:orphans="0" fo:margin-bottom="0in"/>
      <style:text-properties fo:language="de" fo:country="DE"/>
    </style:style>
    <style:style style:name="P478"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B.Sc./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 D</text:span><text:span text:style-name="T182">espite this, discovering new viruses is a crucial task, as there are an estimated 3*10⁵ viral species stemming from mammals, which may cause infectious diseases in humans.</text:span></text:p>
      <text:p text:style-name="P183"/>
      <text:h text:style-name="Überschrift2" text:outline-level="2"><text:bookmark-start text:name="_Toc171073312"/><text:span text:style-name="T184">1.1.2 The human virome: “our” viruses</text:span><text:bookmark-end text:name="_Toc171073312"/></text:h>
      <text:p text:style-name="P185"/>
      <text:p text:style-name="P186"><text:span text:style-name="T187">Besides identification of viruses during pos</text:span><text:span text:style-name="T188">sible pandemic and disease scenarios, viral discovery could enhance our comprehension of the human virome – the collective population of viruses inhabiting the human body and the possible interactions between those viruses and the human body. Each individu</text:span><text:span text:style-name="T189">al has a virome consisting of over 10¹³ viral particles.<text:s/></text:span><text:span text:style-name="T190">Besseren Übergang finden zum Nicht-Tödlichen Teil.</text:span></text:p>
      <text:p text:style-name="P191"/>
      <text:p text:style-name="P192"><text:span text:style-name="T193">Virushistorie</text:span></text:p>
      <text:p text:style-name="P194"><text:span text:style-name="T195">modellorganismen</text:span></text:p>
      <text:p text:style-name="P196"/>
      <text:h text:style-name="P197" text:outline-level="2"><text:bookmark-start text:name="_Toc171073313"/>1.2 History of viral discovery<text:bookmark-end text:name="_Toc171073313"/></text:h>
      <text:p text:style-name="P198"><text:span text:style-name="T199">Viral discovery began with Russian biologist Dmitri Ivanovsky's identification of th</text:span><text:span text:style-name="T200">e tobacco mosaic virus (TMV) in 1892.</text:span></text:p>
      <text:p text:style-name="P201"/>
      <text:h text:style-name="P202" text:outline-level="2"><text:bookmark-start text:name="_Toc171073314"/>1.3 A new approach: Data-driven Virus discovery<text:bookmark-end text:name="_Toc171073314"/></text:h>
      <text:p text:style-name="P203"/>
      <text:p text:style-name="P204">→ Erwähnen, dass unprozessierte Daten existieren, die viele virale Daten enthalten, selbst wenn die Daten nicht zu diesem Zweck erhoben wurden. Das gibt einem die<text:s/>Möglichkeit neue Viren in hochdurchsatz Format zu analysieren. Ein beispielsquelle ist SRA (vollen Namen nutzen und dann im Abbreviation erwähnen).</text:p>
      <text:soft-page-break/>
      <text:p text:style-name="P205">→ Notwendig betonen, dass man virusdaten aus unprozessierten Daten analysieren sollte.</text:p>
      <text:p text:style-name="P206"/>
      <text:h text:style-name="Überschrift2" text:outline-level="2"><text:bookmark-start text:name="_Toc171073315"/><text:span text:style-name="T207">1.3.1 „Hunting“ for<text:s/></text:span><text:span text:style-name="T208">viruses in unprocessed data</text:span><text:bookmark-end text:name="_Toc171073315"/></text:h>
      <text:p text:style-name="P209"/>
      <text:p text:style-name="P210"/>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11"/>
      <text:p text:style-name="P212">Profile Hidden Markov Models are used to classify Proteins into Families. Proteins are organized into families represented by multiple sequence allignments. Classifying them into families is<text:s/>important, since conserved domains of set families also point to their functions. Paired Similarity Comparisons such as BLAST searches fail to detect the subtle similarities. PHH find those similarities.</text:p>
      <text:p text:style-name="P213"/>
      <text:p text:style-name="P214"><text:span text:style-name="T215">→ a pro</text:span><text:span text:style-name="T216">ﬁ</text:span><text:span text:style-name="T217">le HMM is a statistical model of a<text:s/></text:span><text:span text:style-name="T218">multiple sequence alignment, where</text:span></text:p>
      <text:p text:style-name="P219">probabilities are assigned to each amino acid at each position in the alignment, and to the transitions between positions.</text:p>
      <text:p text:style-name="P220">→ pHHM have formal probabilistic basis and a consis-tent theory behind insertion and gap scores</text:p>
      <text:p text:style-name="P221">→<text:s/>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22"><text:span text:style-name="T223">→ MSA: In a multiple sequence alignment, several sequences are<text:s/></text:span><text:span text:style-name="T224">ﬁ</text:span><text:span text:style-name="T225">tted on top of each other,such that the amino acids placed above each other in the alignment are as similar as possible. MSAs allow representation inserts and deletions (dash</text:span><text:span text:style-name="T226">es).</text:span></text:p>
      <text:p text:style-name="P227">→ Sequence similarties between proteins of the same domain might be really low (sequence of RNA-polymerase domain are highly diverse). So traditional BLASt comparisons will fail here.</text:p>
      <text:soft-page-break/>
      <text:p text:style-name="P228">→ we construct alignments to break proteins into domains for a given family. We construct profiles for each domain and we compare new sequences against that domain-profile.identify common sequence characteristics</text:p>
      <text:p text:style-name="P229">→ We have MSA and theta (fraction of maximum inserts), pseudocount as Input.</text:p>
      <text:p text:style-name="P230">→ The used MSA consists of known<text:s/>already known members of the protein family ( for example RNA-polymerase). We construct our profile for that known protein family based on the MSA.</text:p>
      <text:p text:style-name="P231">→ GOAL: be used to locate struc-turally or functionally important residues, since they are conserved in the<text:s/>sequences</text:p>
      <text:p text:style-name="P232">and consequently receives high probabilities in the HMM.</text:p>
      <text:p text:style-name="P233">→ output: transition and emission matrices of the profile HMM.</text:p>
      <text:p text:style-name="P234">→ We use pHMM to decide if our new unknown protein belongs to the protein family depicted by the profile (is it an RNA-Polymerase?).</text:p>
      <text:p text:style-name="P235">→ We remove columns where the fraction of insertions exceeds a threshold theta. We get a MSA where each column has a relativly low number of insertions.</text:p>
      <text:p text:style-name="P236">→ We construct a profile of that allignment.</text:p>
      <text:p text:style-name="P237">→ each node has an emission propability<text:s/>corresponding to all possible proteins possible.</text:p>
      <text:p text:style-name="P238">→ emission states: We define the emission propability as the count of the emitted aminoacids from a specific state/ column/position.</text:p>
      <text:p text:style-name="P239">→ transitions states: We generate hidden paths for each row (msa) in the profile. <text:s/>Transition state „from“ a state should add up to 1, except end state which doesnt have any. Count number of states (number of sequences in msa) and divide them with number of sequences in that state. If I have 10 sequences and 5 go to match, 3 to<text:s/>insert and 2 to delete at position M4, than the propability of match at M4 is 5/10 = 50 %.</text:p>
      <text:p text:style-name="P240">→ All Amino acids are represented. If an amino acid did not appear in our MSA, then if will be represented by a pseudocount with a small propability (1/20). Its never 0 propability.</text:p>
      <text:p text:style-name="P241"><text:span text:style-name="T242">A pro</text:span><text:span text:style-name="T243">ﬁ</text:span><text:span text:style-name="T244">le HMM consists of a collection of states of three kinds (Figure 9): match</text:span></text:p>
      <text:soft-page-break/>
      <text:p text:style-name="P245">states, which correspond to the positions in the consensus sequence, insert states,</text:p>
      <text:p text:style-name="P246">which model insertions with respect to the consensus, and delete states, which repre-</text:p>
      <text:p text:style-name="P247">sent deletions with respect to the consensus.</text:p>
      <text:p text:style-name="P248">→ Start and End states also exist. End states are unique to pHMM, since traditional HMM dont have an endstate.</text:p>
      <text:p text:style-name="P249"><text:span text:style-name="T250">→ Match states: These are transitions between positions where our sequence matches some</text:span><text:span text:style-name="T251">thing in our model. The match states represent the conserved regions. Eachz Match state will represent 1 Amino acid, since we can emmit only a single symbol.<text:s/></text:span><text:span text:style-name="T252">Match state bildet die Konsensussequenz ab und die Inserts und deletes werden durch andere states<text:s/></text:span><text:span text:style-name="T253">abgebildet.</text:span></text:p>
      <text:p text:style-name="P254">→ Insertionsstates model inserts and are the only once that loop with themselfs. 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55">→ Deletionsstates also exist. They do not have emission states.</text:p>
      <text:p text:style-name="P256">→ We use vitebri Algorithm to find optimal hidden path. If propabilty threshold is satisfied, we classify the unknown protein as belonging to the family. Number of rows in virtebri diagram corresponds to number of emitted states in HMM diagram.</text:p>
      <text:p text:style-name="P257">→ Pfam is a commonly used Profile Hidden Markov Model Database. Here we use custom once.</text:p>
      <text:p text:style-name="P258">→ disadvantage: We can start wil an insert. We have to start with a match state. Meaning we always start with a conserved region.</text:p>
      <text:p text:style-name="P259"/>
      <text:h text:style-name="Überschrift2" text:outline-level="2"><text:bookmark-start text:name="_Toc171073317"/>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60"/>
      <text:soft-page-break/>
      <text:p text:style-name="P261">DAMIAN</text:p>
      <text:p text:style-name="P262"/>
      <text:p text:style-name="P263">Petabase-scale sequence alignment catalyses viral discovery</text:p>
      <text:p text:style-name="P264"/>
      <text:p text:style-name="P265">Seratus → A cloud computing infrastructure.</text:p>
      <text:p text:style-name="P266">Performs ultra-high-throuout sequence alignment at petabase scale<text:s/>→ meaned for large datasets in petabase size.</text:p>
      <text:p text:style-name="P267"/>
      <text:h text:style-name="Überschrift2" text:outline-level="2"><text:bookmark-start text:name="_Toc171073319"/>1.5 Aim of thesis<text:bookmark-end text:name="_Toc171073319"/></text:h>
      <text:p text:style-name="P268"/>
      <text:h text:style-name="Überschrift1" text:outline-level="1"><text:bookmark-start text:name="_Toc171073320"/><text:span text:style-name="T273">Material and Methods</text:span><text:bookmark-end text:name="_Toc171073320"/></text:h>
      <text:p text:style-name="P274"/>
      <text:p text:style-name="Formatvorlage2">2.1 Data Availability Statement</text:p>
      <text:p text:style-name="P275"/>
      <text:p text:style-name="P276">All data, programs, and scripts, as well as the results generated within the scope of this work that are presented here, have been<text:s/>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7"/>
      <text:list text:style-name="LFO29" text:continue-numbering="true">
        <text:list-item>
          <text:p text:style-name="P278">Code und Daten bei Chris</text:p>
        </text:list-item>
        <text:list-item>
          <text:p text:style-name="P279">Link für Virusparies. Erwähnen, dass im Rahmen der Masterarbeit ein R package erstellt wurde.</text:p>
        </text:list-item>
        <text:list-item>
          <text:p text:style-name="P280">Pipeline für Downstream Analyse bei Chris.</text:p>
        </text:list-item>
      </text:list>
      <text:p text:style-name="P281"/>
      <text:p text:style-name="P282">2.2 Software used</text:p>
      <text:p text:style-name="P283"/>
      <text:p text:style-name="P284">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text:s/>seeds to assemble the complete viral genomes or larger yet incomplete viral contigs. Twincore´s 'Aeternitas' computing cluster was utilized to concurrently execute VirusHunterGatherer across multiple runs, utilizing six threads for each run.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 and input data on the 'Aeternitas' server. Both local FASTQ files and a list of SRA accessions, which are downloaded and converted to FASTQ format, are supported as input. Additionally, the configuration file allowed users to enable or disable the filter against host sequences. A table listing all necessary dependencies for runnning VirusHunterGatherer is provided (<text:span text:style-name="T285">Table x</text:span>).</text:p>
      <text:p text:style-name="P286"/>
      <text:list text:style-name="LFO29" text:continue-numbering="true">
        <text:list-item>
          <text:p text:style-name="P287">Tabelle an Dependencies und ihre Fassung auflisten.</text:p>
        </text:list-item>
        <text:list-item>
          <text:p text:style-name="P288">Erwähnen, dass es auf Aeternitas lief.</text:p>
        </text:list-item>
        <text:list-item>
          <text:p text:style-name="P289">Multi<text:s/>Threaded -&gt; 6 Threads.</text:p>
        </text:list-item>
        <text:list-item>
          <text:p text:style-name="P290">Erwähne, dass virusHunterGatherer auf Aeternitas installiert war</text:p>
        </text:list-item>
        <text:list-item>
          <text:p text:style-name="P291">Erwähnen, dass VirusHunterGatherer in Perl umgesetzte wurde</text:p>
        </text:list-item>
        <text:list-item>
          <text:p text:style-name="P292">Aber es ist mit Snakemake aufrugfbar, was Python basiert ist. Erläre, dass es dann Regeln entsprechen in einer bestimmten Reihenfolge gemacht wird.</text:p>
        </text:list-item>
        <text:list-item>
          <text:p text:style-name="P293">Erwähnen, dass es einen Config-File gibt. Kurz erkären, was im Config File angegeben wird: Die Paths zu den Filter Datenbanken, Paths zu den Input Daten. Erklären, dass leere Stirngs für SRA lokale Daten nutzt. Das<text:s/>mann damit angeben kann, dass Filter 2 optional wird. Definiert Struktur für Output Path.</text:p>
        </text:list-item>
        <text:list-item>
          <text:p text:style-name="P294">Link zu VirusHunterGatherer</text:p>
        </text:list-item>
        <text:list-item>
          <text:p text:style-name="P295">Link zu Virusparies.</text:p>
        </text:list-item>
      </text:list>
      <text:p text:style-name="P296"/>
      <text:p text:style-name="P297">2.3 Material</text:p>
      <text:p text:style-name="P298"/>
      <text:list text:style-name="LFO30" text:continue-numbering="true">
        <text:list-item>
          <text:p text:style-name="P299">Taubert data: Tabell emit Daten einfügen (vorher vielleicht den leeren Datensatz entfernen 19031.</text:p>
        </text:list-item>
        <text:list-item>
          <text:p text:style-name="P300">Mammals Data</text:p>
        </text:list-item>
        <text:list-item>
          <text:p text:style-name="P301">Florian Pfaff Data</text:p>
        </text:list-item>
        <text:list-item>
          <text:p text:style-name="P302">Anzahl an Daten erwähnen.</text:p>
        </text:list-item>
        <text:list-item>
          <text:p text:style-name="P303">Erwähnen, dass Taubert und Pfaff für smalldna,large dna und RNAvirus liefen, während Mammals nur RNAviruses waren.</text:p>
        </text:list-item>
        <text:list-item>
          <text:p text:style-name="P304">Erwähnen, was lokal und was SRA Daten waren. Datentypen erwähnen (FASTQ).</text:p>
        </text:list-item>
      </text:list>
      <text:p text:style-name="P305">Mammals data:</text:p>
      <text:p text:style-name="P306"><text:span text:style-name="T307">du findest die Virushunter Suchergebnisse in Mammals im Anhang und auf dem Linux server unter:</text:span></text:p>
      <text:p text:style-name="P308"><text:span text:style-name="T309">/mnt/twincore/compvironas/share/11_virushunter_RNAvirusUpdate_mammals/</text:span></text:p>
      <text:p text:style-name="P310"/>
      <text:p text:style-name="P311"><text:span text:style-name="T312">Die Tabelle ist gross und du wirst es vermutlich nicht schaffen alle Treffer mit<text:s/></text:span><text:span text:style-name="T313">Virusgatherer zu assemblieren (wie besprochen kannst du beides, Hunter und Gatherer, laufen lassen). Ich schlage auch vor, erstmal zu Filtern, damit eine machbare Anzahl von SRA runs uebrig bleibt, die du dann analysieren kannst. Deshalb nur Treffer einbez</text:span><text:span text:style-name="T314">iehen, die alle folgenden Kriterien erfuellen:</text:span></text:p>
      <text:p text:style-name="P315"/>
      <text:p text:style-name="P316"><text:span text:style-name="T317">1) Treffer mit 'best_query' gegen eine bestimmte Virusgruppe (siehe unten)</text:span></text:p>
      <text:p text:style-name="P318"><text:span text:style-name="T319">2) 'num_hits' &gt; 4</text:span></text:p>
      <text:p text:style-name="P320"><text:span text:style-name="T321">3) 'ViralRefSeq_E' &lt; 1e-5</text:span></text:p>
      <text:p text:style-name="P322"><text:span text:style-name="T323">4) 'ViralRefSeq_ident' &lt; 90</text:span></text:p>
      <text:p text:style-name="P324"/>
      <text:p text:style-name="P325"><text:span text:style-name="T326">Ausserdem hier ein Ranking nach 'best_query' (also der Reihe</text:span><text:span text:style-name="T327">nfolge nach abarbeiten):</text:span></text:p>
      <text:p text:style-name="P328"/>
      <text:p text:style-name="P329"><text:span text:style-name="T330">1) Flavi_RdRp</text:span></text:p>
      <text:p text:style-name="P331"><text:span text:style-name="T332">2) Hepe-Virga_RdRp</text:span></text:p>
      <text:p text:style-name="P333"><text:span text:style-name="T334">3) Nido_RdRp</text:span></text:p>
      <text:p text:style-name="P335"><text:span text:style-name="T336">4) Negative_Bunya-Arena_RdRp, Negative_Mono-Chu_RdRp, Negative_Orthomyxo_RdRp</text:span></text:p>
      <text:p text:style-name="P337"/>
      <text:p text:style-name="P338"><text:span text:style-name="T339">[danach die anderen 'best_query' Gruppen falls die Zeit es erlaubt, was ich nicht erwarte]</text:span></text:p>
      <text:p text:style-name="P340"/>
      <text:list text:style-name="LFO30" text:continue-numbering="true">
        <text:list-item>
          <text:p text:style-name="P341">Eine Liste an<text:s/>genutzten SRAs für alle Gruppen einfügen. Also eine Spalte für für jeden Run oder eine Observation für jeden Run.</text:p>
        </text:list-item>
      </text:list>
      <text:p text:style-name="P342"/>
      <text:p text:style-name="P343">2.4 VirusHunter</text:p>
      <text:p text:style-name="P344"/>
      <text:p text:style-name="P345">At the first stage of the data-driven Virus discovery, VirusHunter was employed to identify viral sequences within raw sequencing datasets using a sensitive homology search with profile Hidden Markov Models. This subchapter provides an overview of how VirusHunter was implemented and utilized within the context of this master´s thesis.</text:p>
      <text:p text:style-name="P346"/>
      <text:p text:style-name="P347">2.4.1 SRA download</text:p>
      <text:p text:style-name="P348"/>
      <text:p text:style-name="P349">Both locally available FASTQ files and a list of SRA accessions are valid input files for VirusHunterGatherer. If a list containing SRA accession numbers is not provided, but a path with locally available FASTQ files is given, the locally available data will be used as input.<text:s/>Alternatively, when a list of SRA accession numbers is provided, the SRA Toolkit's prefetch and fastq-dump tools download sequencing data from the NCBI SRA database. Both types of input were used in this thesis: datasets provided by Dr. Florian Pfaff and Prof. Dr. med. Richard Taubert were available locally on the ‘Aeternitas’ server, while the datasets containing mammalian data were downloaded from the NCBI SRA database.</text:p>
      <text:p text:style-name="P350"/>
      <text:list text:style-name="LFO30" text:continue-numbering="true">
        <text:list-item>
          <text:p text:style-name="P351">Erwähnen, dass im Falle, wo SRA Dateien und nicht lokale Dateien benutzt werden, SRAs<text:s/>heruntergeladen und über fastqdump in FASTq konvertiert werden.</text:p>
        </text:list-item>
        <text:list-item>
          <text:p text:style-name="P352">Erwähnen, falls keine SRA-Dateien liste als txt im Config_file angegeben ist (leerer String), dass dann von lokalen FASTQ Files ausgegangen wird.</text:p>
        </text:list-item>
        <text:list-item>
          <text:p text:style-name="P353">Auf Daten und Accessions verweisen. Eine Tabelle für Taubert, Florian und Mammal Daten haben. Die Mammal daten sind Accessions und<text:s/></text:p>
        </text:list-item>
      </text:list>
      <text:p text:style-name="P354"/>
      <text:p text:style-name="P355">2.4.1 Preprocessing</text:p>
      <text:p text:style-name="P356"/>
      <text:p text:style-name="P357">Default values used for the rest.<text:s/><text:span text:style-name="T358">Vielleicht Default Werte doch nennen?</text:span></text:p>
      <text:p text:style-name="P359">Quality control and preprocessing was performed using fastp implemented in<text:s/>VirusHunter.</text:p>
      <text:p text:style-name="P360">Takes fastq files as input.</text:p>
      <text:p text:style-name="P361"/>
      <text:p text:style-name="P362">? <text:s text:c="2"/>if ( $r1id eq $r2id ){</text:p>
      <text:p text:style-name="P363"><text:s text:c="16"/>$fastp_cmd .= " --interleaved_in --stdout &gt; $resdir/$sraid.trim.fastq";</text:p>
      <text:p text:style-name="P364"><text:s text:c="8"/>}else{</text:p>
      <text:p text:style-name="P365"><text:s text:c="16"/>$fastp_cmd .= " -o $resdir/$sraid.trim.fastq";</text:p>
      <text:p text:style-name="P366"><text:s text:c="8"/>}</text:p>
      <text:p text:style-name="P367">indicate<text:s/>that &lt;in1&gt; is an interleaved FASTQ which contains both read1 and read2.</text:p>
      <text:p text:style-name="P368"/>
      <text:p text:style-name="P369">Json and html report files are generatedand a trimmed fastq file.<text:s/></text:p>
      <text:list text:style-name="LFO30" text:continue-numbering="true">
        <text:list-item>
          <text:p text:style-name="P370">Input erwähnen: SRA Daten oder locale FASTQ-Daten</text:p>
        </text:list-item>
        <text:list-item>
          <text:p text:style-name="P371">Erwähnen, dass FASTQ Dateien transformiert werden zu FASTA</text:p>
        </text:list-item>
        <text:list-item>
          <text:p text:style-name="P372">Preprocessing: Fastp als Qaulitätskontrolle, Translation der Sequenzen und Aufspaltung in 6 frames</text:p>
        </text:list-item>
        <text:list-item>
          <text:p text:style-name="P373">Genutzte Parameter erwähnen.</text:p>
        </text:list-item>
      </text:list>
      <text:p text:style-name="P374"/>
      <text:p text:style-name="P375"><text:span text:style-name="T376">2.4.2<text:s/></text:span>Sensitive homology-based detection of viral sequence reads in unprocessed data</text:p>
      <text:p text:style-name="P377"/>
      <text:list text:style-name="LFO30" text:continue-numbering="true">
        <text:list-item>
          <text:p text:style-name="P378">Hmmsearch und die genutzten Parameter erwähnen.</text:p>
        </text:list-item>
      </text:list>
      <text:p text:style-name="P379"/>
      <text:p text:style-name="P380">2.4.3 Filtering against contaminants and viral reference sequences</text:p>
      <text:p text:style-name="P381"/>
      <text:list text:style-name="LFO30" text:continue-numbering="true">
        <text:list-item>
          <text:p text:style-name="P382">Parameter für Filter 1 und 3 erklären.</text:p>
        </text:list-item>
        <text:list-item>
          <text:p text:style-name="P383">Erklären, woraus Filter 1 besteht (Ubiquitin C).</text:p>
        </text:list-item>
        <text:list-item>
          <text:p text:style-name="P384">Erwähnen,dass Filter 2 übersprungen wurde und warum.</text:p>
        </text:list-item>
        <text:list-item>
          <text:p text:style-name="P385">Duplikate entfernt mit vsearch. Paramater erwähnen.</text:p>
        </text:list-item>
      </text:list>
      <text:p text:style-name="P386"/>
      <text:p text:style-name="P387">2.4.4 Output of VirusHunter</text:p>
      <text:p text:style-name="P388"/>
      <text:list text:style-name="LFO30" text:continue-numbering="true">
        <text:list-item>
          <text:p text:style-name="P389">Hittable und andere Dateien erwähnen.</text:p>
        </text:list-item>
        <text:list-item>
          <text:p text:style-name="P390">Logs</text:p>
        </text:list-item>
        <text:list-item>
          <text:p text:style-name="P391">Resukts folde erklären</text:p>
        </text:list-item>
      </text:list>
      <text:p text:style-name="P392"/>
      <text:p text:style-name="P393">2.5 VirusGatherer</text:p>
      <text:p text:style-name="P394"/>
      <text:p text:style-name="P395">2.5.1 Preprocessing</text:p>
      <text:p text:style-name="P396"/>
      <text:list text:style-name="LFO30" text:continue-numbering="true">
        <text:list-item>
          <text:p text:style-name="P397">Input aus VirusHunter nennen. Gehe explizit drauf ein, dass es VirusHunter braucht.</text:p>
        </text:list-item>
        <text:list-item>
          <text:p text:style-name="P398">Preprocessing Schritte<text:s/>nennen.</text:p>
        </text:list-item>
        <text:list-item>
          <text:p text:style-name="P399">Paramater</text:p>
        </text:list-item>
      </text:list>
      <text:p text:style-name="P400"/>
      <text:p text:style-name="P401">2.5.2 Assembly of Contigs</text:p>
      <text:p text:style-name="P402"/>
      <text:list text:style-name="LFO30" text:continue-numbering="true">
        <text:list-item>
          <text:p text:style-name="P403">Nenne die Paramater von genseed (genseed selbst in Intro erklären)</text:p>
        </text:list-item>
        <text:list-item>
          <text:p text:style-name="P404">Den genutzten Assemblierer erwähnen.</text:p>
        </text:list-item>
      </text:list>
      <text:p text:style-name="P405"/>
      <text:p text:style-name="P406">2.5.3 Filter against viral reference database</text:p>
      <text:p text:style-name="P407"/>
      <text:list text:style-name="LFO30" text:continue-numbering="true">
        <text:list-item>
          <text:p text:style-name="P408">Paramater erwähnen.</text:p>
        </text:list-item>
        <text:list-item>
          <text:p text:style-name="P409">Woraus die Datenbank besteht vielleicht.</text:p>
        </text:list-item>
      </text:list>
      <text:p text:style-name="P410"/>
      <text:p text:style-name="P411">2.5.4 Output of VirusGatherer</text:p>
      <text:p text:style-name="P412"/>
      <text:list text:style-name="LFO30" text:continue-numbering="true">
        <text:list-item>
          <text:p text:style-name="P413">Erwähne Hittable</text:p>
        </text:list-item>
        <text:list-item>
          <text:p text:style-name="P414">Andere Resultate (Contigs)</text:p>
        </text:list-item>
        <text:list-item>
          <text:p text:style-name="P415">Logs folder</text:p>
        </text:list-item>
        <text:list-item>
          <text:p text:style-name="P416">Results folder.</text:p>
        </text:list-item>
      </text:list>
      <text:p text:style-name="P417"/>
      <text:p text:style-name="P418">2.6 Virusparies</text:p>
      <text:p text:style-name="P419"/>
      <text:p text:style-name="P420">One of the outcomes of this master´s thesis was the development of the R package Virusparies.<text:s/><text:span text:style-name="T421">Virusparies provides functions to<text:s/></text:span><text:span text:style-name="T422">subset and process hittables, calculate summary statistics, and create plots and graphical tables for VirusHunter and VirusGatherer hittables. Both import of hittables into R and export of results in a user-specified file format was handled by Virusparies.</text:span><text:span text:style-name="T423"><text:s/>Virus family names were extracted from the ‘ViralRefSeq_taxonomy’ column for each observation of the hittables via the VhgPreprocessTaxa function.<text:s/></text:span>Where no family name is present, but it is possible to infer the phylum from other information in the<text:s/>‘ViralRefSeq_taxonomy’ column, ‘unclassified’ followed by the phylum name was used. If inferring the phylum was not possible, only ‘unclassified’ was assigned to the observation. The processed taxonomy data was subsequently used to group data for plots and<text:s/>summary statistics calculations.<text:s/>Boxplots were generated<text:s/>to visualize the distribution of e-values<text:s/>(‘ViralRefSeq_E’), identity percentages<text:s/>(‘ViralRefSeq_ident’), and contig lengths<text:s/>(‘contig_len’)<text:s/>for each group. The sum of hits for each virus group and the distribution of viral groups detected across query sequences were plotted in bar charts.<text:s/>The relationship between viral reference sequence identity and the negative logarithm of viral e-values was depicted in scatter plots. When VirusGatherer were used as input, a bubble plot was generated instead, with contig lengths<text:s/>represented by the size of the bubbles.<text:s/>Crucially, each dataset was filtered to include only observations with an e-value of 0.00001<text:s/>or lower in the ‘ViralRefSeq_E’ column before plotting. When e-values were plotted, the<text:s/>negative logarithm of the<text:s/>threshold served as a cutoff line instead, and no filtering was applied.<text:s/>In some cases<text:s/>where e-values were visualized, e-values of exactly zero resulted in infinite values when transforming<text:s/>to<text:s/>their negative logarithm. To address this, all e-values of zero were replaced with the smallest e-value greater than zero. If the smallest e-value was above the cutoff (0.00001), zeros were replaced with the cutoff multiplied by ten raised to the power of negative ten.<text:s/>The mode,<text:s/><text:soft-page-break/>median, mean, standard deviation, and first (Q1) and third (Q3) quartiles<text:s/>were calculated for viral e-values, identity percentages, and contig lengths, and the results were summarized in tables.</text:p>
      <text:p text:style-name="P424"/>
      <text:list text:style-name="LFO30" text:continue-numbering="true">
        <text:list-item>
          <text:p text:style-name="P425">Erwähnen, das sim Rahmen der Masterarbeit Virusparies erstellt wurde. Betone, dass es im Rahmen der Masterarbeit passierte, weil es einer der Ergebnisse der Masterarbeit ist.</text:p>
        </text:list-item>
        <text:list-item>
          <text:p text:style-name="P426">Erwähnen, dass es in R umgesetzt wurde, anders als VirusHunterGatherer.</text:p>
        </text:list-item>
        <text:list-item>
          <text:p text:style-name="P427">Features nennen: Plots, Subset, Tables, Import,Export.</text:p>
        </text:list-item>
        <text:list-item>
          <text:p text:style-name="P428">Erwähnen, dass alle Plots und Tables damit generiert wurde.</text:p>
        </text:list-item>
        <text:list-item>
          <text:p text:style-name="P429">Erwähne, welcher Cut off genutzt wurde: 1e-5.</text:p>
        </text:list-item>
        <text:list-item>
          <text:p text:style-name="P430">Erwähne, welche Plots generiert wurden, was Sie zeigen und welche Rolle die cutoffs haben. Aber mache es kurz.</text:p>
        </text:list-item>
        <text:list-item>
          <text:p text:style-name="P431">Erwähne, dass es nicht nur Plots, sondern auch gefilterte Hittables und Summary Stats zurückgibt.</text:p>
        </text:list-item>
      </text:list>
      <text:p text:style-name="P432"/>
      <text:list text:style-name="LFO30" text:continue-numbering="true">
        <text:list-item>
          <text:p text:style-name="P433">Virusparies setzt E-values, wo E-values mit –log10 geplottet werden auf minimalen Wert</text:p>
        </text:list-item>
      </text:list>
      <text:h text:style-name="P434" text:outline-level="1"><text:bookmark-start text:name="_Toc171073321"/><text:soft-page-break/><text:span text:style-name="T439">Results</text:span><text:bookmark-end text:name="_Toc171073321"/></text:h>
      <text:h text:style-name="P440" text:outline-level="1"><text:bookmark-start text:name="_Toc171073322"/><text:soft-page-break/><text:span text:style-name="T445">Discussion</text:span><text:bookmark-end text:name="_Toc171073322"/></text:h>
      <text:p text:style-name="P446"/>
      <text:p text:style-name="P451"/>
      <text:h text:style-name="Überschrift1" text:outline-level="1"><text:bookmark-start text:name="_Toc171073323"/><text:span text:style-name="T452">Biblio</text:span><text:span text:style-name="T453">graphy</text:span><text:bookmark-end text:name="_Toc171073323"/></text:h>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style:text-properties fo:font-weight="bold" style:font-weight-asian="bold" fo:font-size="14pt" style:font-size-asian="14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fo:font-size="26pt" style:font-size-asian="26pt"/>
    </style:style>
    <text:list-style style:name="WWNum3" style:display-name="WWNum3">
      <text:list-level-style-number text:level="1" text:style-name="WW_CharLFO15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fo:font-size="26pt" style:font-size-asian="26pt"/>
    </style:style>
    <text:list-style style:name="WWNum4" style:display-name="WWNum4">
      <text:list-level-style-number text:level="1" text:style-name="WW_CharLFO16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7LVL2" style:family="text">
      <style:text-properties style:font-name="Times New Roman" style:font-name-complex="Courier New"/>
    </style:style>
    <style:style style:name="WW_CharLFO17LVL5" style:family="text">
      <style:text-properties style:font-name="Times New Roman" style:font-name-complex="Courier New"/>
    </style:style>
    <style:style style:name="WW_CharLFO17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2" style:family="text">
      <style:text-properties style:font-name="Times New Roman" style:font-name-complex="Courier New"/>
    </style:style>
    <style:style style:name="WW_CharLFO18LVL5" style:family="text">
      <style:text-properties style:font-name="Times New Roman" style:font-name-complex="Courier New"/>
    </style:style>
    <style:style style:name="WW_CharLFO18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0LVL1" style:family="text">
      <style:text-properties style:font-name="Times New Roman" style:font-name-asian="Calibri" style:font-name-complex="Arial"/>
    </style:style>
    <style:style style:name="WW_CharLFO20LVL2" style:family="text">
      <style:text-properties style:font-name="Times New Roman" style:font-name-complex="Courier New"/>
    </style:style>
    <style:style style:name="WW_CharLFO20LVL5" style:family="text">
      <style:text-properties style:font-name="Times New Roman" style:font-name-complex="Courier New"/>
    </style:style>
    <style:style style:name="WW_CharLFO20LVL8" style:family="text">
      <style:text-properties style:font-name="Times New Roman" style:font-name-complex="Courier New"/>
    </style:style>
    <text:list-style style:name="WWNum8" style:display-name="WWNum8">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Times New Roman" style:font-name-complex="Courier New"/>
    </style:style>
    <style:style style:name="WW_CharLFO21LVL5" style:family="text">
      <style:text-properties style:font-name="Times New Roman" style:font-name-complex="Courier New"/>
    </style:style>
    <style:style style:name="WW_CharLFO21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2LVL2" style:family="text">
      <style:text-properties style:font-name="Times New Roman" style:font-name-complex="Courier New"/>
    </style:style>
    <style:style style:name="WW_CharLFO22LVL5" style:family="text">
      <style:text-properties style:font-name="Times New Roman" style:font-name-complex="Courier New"/>
    </style:style>
    <style:style style:name="WW_CharLFO22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Times New Roman" style:font-name-complex="Courier New"/>
    </style:style>
    <style:style style:name="WW_CharLFO23LVL5" style:family="text">
      <style:text-properties style:font-name="Times New Roman" style:font-name-complex="Courier New"/>
    </style:style>
    <style:style style:name="WW_CharLFO23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1" style:family="text">
      <style:text-properties style:font-name="Times New Roman" style:font-name-asian="Calibri" style:font-name-complex="Arial"/>
    </style:style>
    <style:style style:name="WW_CharLFO24LVL2" style:family="text">
      <style:text-properties style:font-name="Times New Roman" style:font-name-complex="Courier New"/>
    </style:style>
    <style:style style:name="WW_CharLFO24LVL5" style:family="text">
      <style:text-properties style:font-name="Times New Roman" style:font-name-complex="Courier New"/>
    </style:style>
    <style:style style:name="WW_CharLFO24LVL8" style:family="text">
      <style:text-properties style:font-name="Times New Roman" style:font-name-complex="Courier New"/>
    </style:style>
    <text:list-style style:name="WWNum12" style:display-name="WWNum1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9LVL1" style:family="text">
      <style:text-properties style:font-name="Wingdings" style:font-name-asian="Calibri" style:font-name-complex="Aria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font-name-asian="Calibri" style:font-name-complex="Aria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70" style:parent-style-name="Fußzeile" style:family="paragraph">
      <style:paragraph-properties fo:text-align="center"/>
    </style:style>
    <style:style style:name="T271" style:parent-style-name="Absatz-Standardschriftart" style:family="text">
      <style:text-properties fo:language="de" fo:country="DE"/>
    </style:style>
    <style:style style:name="P272"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3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36" style:parent-style-name="Fußzeile" style:family="paragraph">
      <style:paragraph-properties fo:text-align="center"/>
    </style:style>
    <style:style style:name="T437" style:parent-style-name="Absatz-Standardschriftart" style:family="text">
      <style:text-properties fo:language="de" fo:country="DE"/>
    </style:style>
    <style:style style:name="P438"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4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42" style:parent-style-name="Fußzeile" style:family="paragraph">
      <style:paragraph-properties fo:text-align="center"/>
    </style:style>
    <style:style style:name="T443" style:parent-style-name="Absatz-Standardschriftart" style:family="text">
      <style:text-properties fo:language="de" fo:country="DE"/>
    </style:style>
    <style:style style:name="P444"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4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48" style:parent-style-name="Fußzeile" style:family="paragraph">
      <style:paragraph-properties fo:text-align="center"/>
    </style:style>
    <style:style style:name="T449" style:parent-style-name="Absatz-Standardschriftart" style:family="text">
      <style:text-properties fo:language="de" fo:country="DE"/>
    </style:style>
    <style:style style:name="P450"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2</text:page-number></text:span></text:p>
        <text:p text:style-name="P161"/>
      </style:footer>
    </style:master-page>
    <style:master-page style:name="MP8" style:page-layout-name="PL8">
      <style:header>
        <text:p text:style-name="P269">Material and Methods</text:p>
      </style:header>
      <style:footer>
        <text:p text:style-name="P270"><text:span text:style-name="T271"><text:page-number text:fixed="false">17</text:page-number></text:span></text:p>
        <text:p text:style-name="P272"/>
      </style:footer>
    </style:master-page>
    <style:master-page style:name="MP9" style:page-layout-name="PL9">
      <style:header>
        <text:p text:style-name="P435">Results</text:p>
      </style:header>
      <style:footer>
        <text:p text:style-name="P436"><text:span text:style-name="T437"><text:page-number text:fixed="false">18</text:page-number></text:span></text:p>
        <text:p text:style-name="P438"/>
      </style:footer>
    </style:master-page>
    <style:master-page style:name="MP10" style:page-layout-name="PL10">
      <style:header>
        <text:p text:style-name="P441">Discussion</text:p>
      </style:header>
      <style:footer>
        <text:p text:style-name="P442"><text:span text:style-name="T443"><text:page-number text:fixed="false">19</text:page-number></text:span></text:p>
        <text:p text:style-name="P444"/>
      </style:footer>
    </style:master-page>
    <style:master-page style:name="MP11" style:page-layout-name="PL11">
      <style:header>
        <text:p text:style-name="P447">Bibliography</text:p>
      </style:header>
      <style:footer>
        <text:p text:style-name="P448"><text:span text:style-name="T449"><text:page-number text:fixed="false">20</text:page-number></text:span></text:p>
        <text:p text:style-name="P45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Ruff, Sergej</dc:creator>
    <meta:creation-date>2022-09-19T07:40:00Z</meta:creation-date>
    <dc:date>2024-07-20T16:20:00Z</dc:date>
    <meta:print-date>2022-09-18T12:20:00Z</meta:print-date>
    <meta:template xlink:href="Normal" xlink:type="simple"/>
    <meta:editing-cycles>95</meta:editing-cycles>
    <meta:editing-duration>PT0S</meta:editing-duration>
    <meta:user-defined meta:name="AppVersion">16.0000</meta:user-defined>
    <meta:document-statistic meta:page-count="23" meta:paragraph-count="44" meta:word-count="3020" meta:character-count="22007" meta:row-count="158" meta:non-whitespace-character-count="19031"/>
  </office:meta>
</office:document-meta>
</file>